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036cm" style:rel-column-width="3989*"/>
    </style:style>
    <style:style style:name="Таблица1.B" style:family="table-column">
      <style:table-column-properties style:column-width="9.964cm" style:rel-column-width="56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able_20_Contents">
      <style:text-properties style:font-name="Tahoma" fo:font-size="10pt" style:font-size-asian="10pt" style:font-size-complex="10pt"/>
    </style:style>
    <style:style style:name="P4" style:family="paragraph" style:parent-style-name="Table_20_Contents">
      <style:text-properties style:font-name="Tahoma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Tahoma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homa" fo:font-size="11pt" style:font-size-asian="11pt" style:font-size-complex="11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Tahoma" fo:font-size="10pt" fo:language="en" fo:country="US" style:font-size-asian="10pt" style:font-size-complex="10pt"/>
    </style:style>
    <style:style style:name="P15" style:family="paragraph" style:parent-style-name="Table_20_Contents">
      <style:text-properties style:font-name="Tahoma" fo:font-size="10pt" style:font-size-asian="10pt" style:font-size-complex="10pt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text-properties fo:language="ru" fo:country="RU"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Вывести значения всех полей в столбцах <text:span text:style-name="T2">Код</text:span><text:span text:style-name="T1"> и </text:span><text:span text:style-name="T2">Фамилия</text:span><text:span text:style-name="T1"> в таблице </text:span><text:span text:style-name="T2">Студенты</text:span></text:p>
          </table:table-cell>
          <table:table-cell table:style-name="Таблица1.B2" office:value-type="string">
            <text:p text:style-name="P3">SELECT Студенты.Код, Студенты.Фамилия</text:p>
            <text:p text:style-name="P3">FROM Студенты;</text:p>
          </table:table-cell>
        </table:table-row>
        <table:table-row>
          <table:table-cell table:style-name="Таблица1.A2" office:value-type="string">
            <text:p text:style-name="Table_20_Contents">Вывести значения всех полей в столбцах <text:span text:style-name="T2">Код</text:span><text:span text:style-name="T1"> и </text:span><text:span text:style-name="T2">Фамилия</text:span><text:span text:style-name="T1"> в таблице </text:span><text:span text:style-name="T2">Студенты, </text:span><text:span text:style-name="T3">у которых значение поля </text:span><text:span text:style-name="T2">Код</text:span><text:span text:style-name="T3"> больше 50</text:span></text:p>
          </table:table-cell>
          <table:table-cell table:style-name="Таблица1.B2" office:value-type="string">
            <text:p text:style-name="P3">SELECT Студенты.Код, Студенты.Фамилия</text:p>
            <text:p text:style-name="P3">FROM Студенты</text:p>
            <text:p text:style-name="P3">WHERE (((Студенты.Код)&gt;50));</text:p>
          </table:table-cell>
        </table:table-row>
        <table:table-row>
          <table:table-cell table:style-name="Таблица1.A2" office:value-type="string">
            <text:p text:style-name="Table_20_Contents">Вывести значения всех полей в столбцах <text:span text:style-name="T2">Код</text:span><text:span text:style-name="T1"> и </text:span><text:span text:style-name="T2">Фамилия</text:span><text:span text:style-name="T1"> в таблице </text:span><text:span text:style-name="T2">Студенты, </text:span><text:span text:style-name="T3">у которых значение поля </text:span><text:span text:style-name="T2">Код</text:span><text:span text:style-name="T3"> больше 50 и меньше 100</text:span></text:p>
          </table:table-cell>
          <table:table-cell table:style-name="Таблица1.B2" office:value-type="string">
            <text:p text:style-name="P4"><text:bookmark-start text:name="__DdeLink__407_1477119256"/>SELECT Студенты.Код, Студенты.Фамилия</text:p>
            <text:p text:style-name="P4">FROM Студенты</text:p>
            <text:p text:style-name="P4">WHERE (((Студенты.Код)&gt;50 And (Студенты.Код)&lt;100));<text:bookmark-end text:name="__DdeLink__407_1477119256"/></text:p>
          </table:table-cell>
        </table:table-row>
        <table:table-row>
          <table:table-cell table:style-name="Таблица1.B2" table:number-columns-spanned="2" office:value-type="string">
            <text:p text:style-name="Table_20_Contents">Вывести значения всех полей в столбцах <text:span text:style-name="T2">Код</text:span><text:span text:style-name="T1"> и </text:span><text:span text:style-name="T2">Фамилия</text:span><text:span text:style-name="T1"> в таблице </text:span><text:span text:style-name="T2">Студенты, </text:span><text:span text:style-name="T3">у которых значение поля </text:span><text:span text:style-name="T2">Код</text:span><text:span text:style-name="T3"> больше 50 и меньше 100, и вывести </text:span><text:span text:style-name="T4">рост</text:span><text:span text:style-name="T3"> студентов с этими кодами из таблицы </text:span><text:span text:style-name="T2">РостСтудентов</text:span></text:p>
            <text:p text:style-name="P7"/>
            <text:p text:style-name="P6">SELECT Студенты.Код, Студенты.Фамилия, РостСтудентов.Рост</text:p>
            <text:p text:style-name="P6">FROM Студенты INNER JOIN РостСтудентов ON Студенты.Код = РостСтудентов.Код</text:p>
            <text:p text:style-name="P6">WHERE (((Студенты.Код)&gt;50 And (Студенты.Код)&lt;100)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Запрос на <text:span text:style-name="T7">добавление</text:span> записи в таблицу <text:span text:style-name="T6">Люди</text:span></text:p>
          </table:table-cell>
          <table:table-cell table:style-name="Таблица1.B2" office:value-type="string">
            <text:p text:style-name="P3"><text:bookmark-start text:name="__DdeLink__436_1127523379"/><text:bookmark-start text:name="__DdeLink__401_233607792"/><text:bookmark-start text:name="__DdeLink__403_233607792"/>INSERT INTO Люди ( Код, Фамилия, Имя, Возраст )</text:p>
            <text:p text:style-name="P3">VALUES ([Код], [Фамилия], [Имя], [Возраст]);<text:bookmark-end text:name="__DdeLink__436_1127523379"/><text:bookmark-end text:name="__DdeLink__401_233607792"/><text:bookmark-end text:name="__DdeLink__403_233607792"/></text:p>
          </table:table-cell>
        </table:table-row>
        <table:table-row>
          <table:table-cell table:style-name="Таблица1.A2" office:value-type="string">
            <text:p text:style-name="Table_20_Contents">Запрос на <text:span text:style-name="T7">удаления</text:span> всех записей из таблицы <text:span text:style-name="T2">Люди</text:span><text:span text:style-name="T1">, у которых поле </text:span><text:span text:style-name="T2">Код</text:span><text:span text:style-name="T1"> <text:s/>больше двух</text:span></text:p>
          </table:table-cell>
          <table:table-cell table:style-name="Таблица1.B2" office:value-type="string">
            <text:p text:style-name="P3">DELETE Люди.Код</text:p>
            <text:p text:style-name="P3">FROM Люди</text:p>
            <text:p text:style-name="P3">WHERE (((Люди.Код)&gt;2));</text:p>
          </table:table-cell>
        </table:table-row>
        <table:table-row>
          <table:table-cell table:style-name="Таблица1.A2" office:value-type="string">
            <text:p text:style-name="Table_20_Contents">Запрос на выборку</text:p>
            <text:p text:style-name="Table_20_Contents"/>
            <text:p text:style-name="Table_20_Contents">Вывести на экран данные о детях, у которых поле возраст равно <text:span text:style-name="T1">числу</text:span>, введённому <text:span text:style-name="T1">с клавиатуры</text:span></text:p>
          </table:table-cell>
          <table:table-cell table:style-name="Таблица1.B2" office:value-type="string">
            <text:p text:style-name="P3">SELECT Дети.Код, Дети.Фамилия, Дети.Имя, Дети.Возраст</text:p>
            <text:p text:style-name="P3">FROM Дети</text:p>
            <text:p text:style-name="P3"><text:bookmark-start text:name="__DdeLink__422_184784400"/>WHERE (((Дети.Возраст)=[Возраст Ребёнка]));<text:bookmark-end text:name="__DdeLink__422_184784400"/></text:p>
          </table:table-cell>
        </table:table-row>
        <table:table-row>
          <table:table-cell table:style-name="Таблица1.B2" table:number-columns-spanned="2" office:value-type="string">
            <text:p text:style-name="P8">Запрос на выборку</text:p>
            <text:p text:style-name="P8"/>
            <text:p text:style-name="P8">показать поля из таблицы Рейсы только тех записей, у которых аэропорты совпадают с аэропортами, введёнными в<text:span text:style-name="T6"> форму</text:span></text:p>
            <text:p text:style-name="Table_20_Contents"/>
            <text:p text:style-name="P3">SELECT Рейсы.АэропортВылета, Рейсы.АэропортПрилёта, Рейсы.НазваниеРейса</text:p>
            <text:p text:style-name="P3">FROM Рейсы</text:p>
            <text:p text:style-name="P3">WHERE (Формы!ЗаказыФорма!АэропортОтправления = Рейсы.АэропортВылета) AND (Формы!ЗаказыФорма!АэропортПрибытия = Рейсы.АэропортПрилёта)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Часть 2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">Доступ к <text:span text:style-name="T8">MySQL </text:span><text:span text:style-name="T1">для </text:span><text:span text:style-name="T8">WAMP</text:span></text:p>
          </table:table-cell>
          <table:covered-table-cell/>
        </table:table-row>
        <table:table-row>
          <table:table-cell table:style-name="Таблица1.A2" office:value-type="string">
            <text:p text:style-name="P8">Открываем консоль</text:p>
          </table:table-cell>
          <table:table-cell table:style-name="Таблица1.B2" office:value-type="string">
            <text:p text:style-name="P3">Пуск →<text:span text:style-name="T8"> CMD</text:span></text:p>
          </table:table-cell>
        </table:table-row>
        <table:table-row>
          <table:table-cell table:style-name="Таблица1.A2" office:value-type="string">
            <text:p text:style-name="P8">Вбиваем в консоль команду</text:p>
          </table:table-cell>
          <table:table-cell table:style-name="Таблица1.B2" office:value-type="string">
            <text:p text:style-name="P4">Cd C:\wamp\bin\mysql</text:p>
          </table:table-cell>
        </table:table-row>
        <table:table-row>
          <table:table-cell table:style-name="Таблица1.A2" office:value-type="string">
            <text:p text:style-name="Table_20_Contents">Вбиваем команду <text:span text:style-name="T1">показа содержимого папки</text:span></text:p>
          </table:table-cell>
          <table:table-cell table:style-name="Таблица1.B2" office:value-type="string">
            <text:p text:style-name="P4">dir</text:p>
          </table:table-cell>
        </table:table-row>
        <table:table-row>
          <table:table-cell table:style-name="Таблица1.A2" office:value-type="string">
            <text:p text:style-name="P8">Заходим в папку с похожим именем</text:p>
          </table:table-cell>
          <table:table-cell table:style-name="Таблица1.B2" office:value-type="string">
            <text:p text:style-name="P4">Cd mysql5.7.11</text:p>
          </table:table-cell>
        </table:table-row>
        <table:table-row>
          <table:table-cell table:style-name="Таблица1.A2" office:value-type="string">
            <text:p text:style-name="P8">Заходим в папку <text:span text:style-name="T8">bin</text:span></text:p>
          </table:table-cell>
          <table:table-cell table:style-name="Таблица1.B2" office:value-type="string">
            <text:p text:style-name="P4">Cd bin</text:p>
          </table:table-cell>
        </table:table-row>
        <text:soft-page-break/>
        <table:table-row>
          <table:table-cell table:style-name="Таблица1.A2" office:value-type="string">
            <text:p text:style-name="P8">Запускаем <text:span text:style-name="T8">MySQL</text:span></text:p>
          </table:table-cell>
          <table:table-cell table:style-name="Таблица1.B2" office:value-type="string">
            <text:p text:style-name="P4">mysql -u root</text:p>
          </table:table-cell>
        </table:table-row>
        <table:table-row>
          <table:table-cell table:style-name="Таблица1.A2" office:value-type="string">
            <text:p text:style-name="Table_20_Contents">Просмотр имён созданных баз данных</text:p>
          </table:table-cell>
          <table:table-cell table:style-name="Таблица1.B2" office:value-type="string">
            <text:p text:style-name="P4">Show databases;</text:p>
          </table:table-cell>
        </table:table-row>
        <table:table-row>
          <table:table-cell table:style-name="Таблица1.A2" office:value-type="string">
            <text:p text:style-name="Table_20_Contents">Для работы с базой данных вбиваем</text:p>
          </table:table-cell>
          <table:table-cell table:style-name="Таблица1.B2" office:value-type="string">
            <text:p text:style-name="P4">Use mysql;</text:p>
          </table:table-cell>
        </table:table-row>
        <table:table-row>
          <table:table-cell table:style-name="Таблица1.B2" table:number-columns-spanned="2" office:value-type="string">
            <text:p text:style-name="P9">Работа с БД</text:p>
          </table:table-cell>
          <table:covered-table-cell/>
        </table:table-row>
        <table:table-row>
          <table:table-cell table:style-name="Таблица1.A2" office:value-type="string">
            <text:p text:style-name="P8">Создание таблицы</text:p>
          </table:table-cell>
          <table:table-cell table:style-name="Таблица1.B2" office:value-type="string">
            <text:p text:style-name="P4">Create table People </text:p>
            <text:p text:style-name="P4">(</text:p>
            <text:p text:style-name="P4">manCode int,</text:p>
            <text:p text:style-name="P4">manName varchar(25),</text:p>
            <text:p text:style-name="P4">manVozrast int</text:p>
            <text:p text:style-name="P4">);</text:p>
          </table:table-cell>
        </table:table-row>
        <table:table-row>
          <table:table-cell table:style-name="Таблица1.A2" office:value-type="string">
            <text:p text:style-name="P8">Просмотр существующих таблиц</text:p>
          </table:table-cell>
          <table:table-cell table:style-name="Таблица1.B2" office:value-type="string">
            <text:p text:style-name="P4">Show tables;</text:p>
          </table:table-cell>
        </table:table-row>
        <table:table-row>
          <table:table-cell table:style-name="Таблица1.A2" office:value-type="string">
            <text:p text:style-name="Table_20_Contents">Добавление данных в таблицу</text:p>
          </table:table-cell>
          <table:table-cell table:style-name="Таблица1.B2" office:value-type="string">
            <text:p text:style-name="P4">Insert into People</text:p>
            <text:p text:style-name="P4">Values (1 , “Dima”, 18);</text:p>
          </table:table-cell>
        </table:table-row>
        <table:table-row>
          <table:table-cell table:style-name="Таблица1.A2" office:value-type="string">
            <text:p text:style-name="P8">Просмотр содержимого таблицы</text:p>
          </table:table-cell>
          <table:table-cell table:style-name="Таблица1.B2" office:value-type="string">
            <text:p text:style-name="P4">Select * from People;</text:p>
          </table:table-cell>
        </table:table-row>
        <table:table-row>
          <table:table-cell table:style-name="Таблица1.A2" office:value-type="string">
            <text:p text:style-name="P8">Просмотр только определённых столбцов таблицы</text:p>
          </table:table-cell>
          <table:table-cell table:style-name="Таблица1.B2" office:value-type="string">
            <text:p text:style-name="P4">Select manName, manVozrast from People;</text:p>
          </table:table-cell>
        </table:table-row>
        <table:table-row>
          <table:table-cell table:style-name="Таблица1.A2" office:value-type="string">
            <text:p text:style-name="P8">Просмотр записей, удовлетворяющих определённому признаку</text:p>
          </table:table-cell>
          <table:table-cell table:style-name="Таблица1.B2" office:value-type="string">
            <text:p text:style-name="P4">Select * from People</text:p>
            <text:p text:style-name="P4">where manVozrast = 18;</text:p>
          </table:table-cell>
        </table:table-row>
        <table:table-row>
          <table:table-cell table:style-name="Таблица1.A2" office:value-type="string">
            <text:p text:style-name="P8">Просмотр записей, удовлетворяющих сразу нескольким признакам</text:p>
          </table:table-cell>
          <table:table-cell table:style-name="Таблица1.B2" office:value-type="string">
            <text:p text:style-name="P4">Select * from People</text:p>
            <text:p text:style-name="P4">where </text:p>
            <text:p text:style-name="P4">manVozrast = 25</text:p>
            <text:p text:style-name="P4">and</text:p>
            <text:p text:style-name="P4">manName = “Alexandr”;</text:p>
          </table:table-cell>
        </table:table-row>
        <table:table-row>
          <table:table-cell table:style-name="Таблица1.A2" office:value-type="string">
            <text:p text:style-name="P8">Просмотр описания типов полей таблицы</text:p>
          </table:table-cell>
          <table:table-cell table:style-name="Таблица1.B2" office:value-type="string">
            <text:p text:style-name="P4">Describe People;</text:p>
          </table:table-cell>
        </table:table-row>
        <table:table-row>
          <table:table-cell table:style-name="Таблица1.A2" office:value-type="string">
            <text:p text:style-name="Table_20_Contents">Удалить таблицу</text:p>
          </table:table-cell>
          <table:table-cell table:style-name="Таблица1.B2" office:value-type="string">
            <text:p text:style-name="P4">Drop table People;</text:p>
          </table:table-cell>
        </table:table-row>
        <table:table-row>
          <table:table-cell table:style-name="Таблица1.B2" table:number-columns-spanned="2" office:value-type="string">
            <text:p text:style-name="P10">Создание собственной БД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собственной БД</text:p>
          </table:table-cell>
          <table:table-cell table:style-name="Таблица1.B2" office:value-type="string">
            <text:p text:style-name="P4">Create database my_base_1;</text:p>
            <text:p text:style-name="P4">use my_base_1;</text:p>
          </table:table-cell>
        </table:table-row>
        <table:table-row>
          <table:table-cell table:style-name="Таблица1.A2" office:value-type="string">
            <text:p text:style-name="P8">Удаление записей из таблицы</text:p>
          </table:table-cell>
          <table:table-cell table:style-name="Таблица1.B2" office:value-type="string">
            <text:p text:style-name="P4">Delete from people</text:p>
            <text:p text:style-name="P4">where</text:p>
            <text:p text:style-name="P4">manName = “Dima”;</text:p>
          </table:table-cell>
        </table:table-row>
        <table:table-row>
          <table:table-cell table:style-name="Таблица1.A2" office:value-type="string">
            <text:p text:style-name="P8">Удаление базы данных</text:p>
          </table:table-cell>
          <table:table-cell table:style-name="Таблица1.B2" office:value-type="string">
            <text:p text:style-name="P4">Drop database my_base_1;</text:p>
          </table:table-cell>
        </table:table-row>
        <table:table-row>
          <table:table-cell table:style-name="Таблица1.A2" office:value-type="string">
            <text:p text:style-name="P8">Изменение значения поля записи в таблице</text:p>
          </table:table-cell>
          <table:table-cell table:style-name="Таблица1.B2" office:value-type="string">
            <text:p text:style-name="P5">Update</text:p>
            <text:p text:style-name="P4">people</text:p>
            <text:p text:style-name="P5">set</text:p>
            <text:p text:style-name="P4">manName = “Maxim”<text:span text:style-name="T6">,</text:span></text:p>
            <text:p text:style-name="P4">manVozrast = 51</text:p>
            <text:p text:style-name="P5">where</text:p>
            <text:p text:style-name="P4">manCode = 3;</text:p>
          </table:table-cell>
        </table:table-row>
        <table:table-row>
          <table:table-cell table:style-name="Таблица1.B2" table:number-columns-spanned="2" office:value-type="string">
            <text:p text:style-name="P1">Создание таблицы с ключевым полем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таблицы с ключевым полем</text:p>
          </table:table-cell>
          <table:table-cell table:style-name="Таблица1.B2" office:value-type="string">
            <text:p text:style-name="P4">Create table t</text:p>
            <text:p text:style-name="P4">(</text:p>
            <text:p text:style-name="P4"><text:s text:c="6"/>t1 int AUTO_INCREMENT PRIMARY KEY,</text:p>
            <text:p text:style-name="P4"><text:s text:c="6"/>t2 varchar(50)</text:p>
            <text:p text:style-name="P4">);</text:p>
          </table:table-cell>
        </table:table-row>
        <text:soft-page-break/>
        <table:table-row>
          <table:table-cell table:style-name="Таблица1.A2" office:value-type="string">
            <text:p text:style-name="P8">Добавление данных в таблицу</text:p>
          </table:table-cell>
          <table:table-cell table:style-name="Таблица1.B2" office:value-type="string">
            <text:p text:style-name="P4">Insert into t (t2) values (<text:span text:style-name="T6">“</text:span>Nikita<text:span text:style-name="T6">”</text:span>);</text:p>
          </table:table-cell>
        </table:table-row>
        <table:table-row>
          <table:table-cell table:style-name="Таблица1.B2" table:number-columns-spanned="2" office:value-type="string">
            <text:p text:style-name="P1">Добавление колонки к таблиц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Добавление колонки к таблице</text:p>
          </table:table-cell>
          <table:table-cell table:style-name="Таблица1.B2" office:value-type="string">
            <text:p text:style-name="P4">Alter table t</text:p>
            <text:p text:style-name="P4">add t7 varchar(25);</text:p>
          </table:table-cell>
        </table:table-row>
        <table:table-row>
          <table:table-cell table:style-name="Таблица1.B2" table:number-columns-spanned="2" office:value-type="string">
            <text:p text:style-name="P1">Удаление колонк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Удаление колонки</text:p>
          </table:table-cell>
          <table:table-cell table:style-name="Таблица1.B2" office:value-type="string">
            <text:p text:style-name="P4">Alter table t DROP COLUMN t2;</text:p>
          </table:table-cell>
        </table:table-row>
        <table:table-row>
          <table:table-cell table:style-name="Таблица1.B2" table:number-columns-spanned="2" office:value-type="string">
            <text:p text:style-name="P1">Часть 3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ывести записи таблицы в упорядоченном виде. Упорядочить по полю <text:span text:style-name="T9">u2</text:span></text:p>
          </table:table-cell>
          <table:table-cell table:style-name="Таблица1.B2" office:value-type="string">
            <text:p text:style-name="P4">Select * from u <text:span text:style-name="T6">ORDER BY</text:span> u2;</text:p>
          </table:table-cell>
        </table:table-row>
        <table:table-row>
          <table:table-cell table:style-name="Таблица1.A2" office:value-type="string">
            <text:p text:style-name="P8">Вывести записи таблицы, у которых поле <text:span text:style-name="T9">u2</text:span><text:span text:style-name="T8"> </text:span>равно <text:span text:style-name="T9">NULL</text:span></text:p>
          </table:table-cell>
          <table:table-cell table:style-name="Таблица1.B2" office:value-type="string">
            <text:p text:style-name="P4">Select * from u where u2 <text:span text:style-name="T6">IS NULL</text:span>;</text:p>
          </table:table-cell>
        </table:table-row>
        <table:table-row>
          <table:table-cell table:style-name="Таблица1.A2" office:value-type="string">
            <text:p text:style-name="Table_20_Contents">Вывести записи таблицы, у которых поле <text:span text:style-name="T9">u2</text:span><text:span text:style-name="T8"> </text:span><text:span text:style-name="T5">НЕ</text:span><text:span text:style-name="T1"> равно </text:span><text:span text:style-name="T9">NULL</text:span></text:p>
          </table:table-cell>
          <table:table-cell table:style-name="Таблица1.B2" office:value-type="string">
            <text:p text:style-name="P4">Select * from u where u2 <text:span text:style-name="T6">IS <text:s/>NOT NULL</text:span>;</text:p>
          </table:table-cell>
        </table:table-row>
        <table:table-row>
          <table:table-cell table:style-name="Таблица1.A2" office:value-type="string">
            <text:p text:style-name="Table_20_Contents">Получить среднее арифметическое значений столбца <text:span text:style-name="T9">u2</text:span></text:p>
          </table:table-cell>
          <table:table-cell table:style-name="Таблица1.B2" office:value-type="string">
            <text:p text:style-name="P4">Select <text:span text:style-name="T6">AVG</text:span>(u2) from u;</text:p>
          </table:table-cell>
        </table:table-row>
        <table:table-row>
          <table:table-cell table:style-name="Таблица1.A2" office:value-type="string">
            <text:p text:style-name="P8">Получить <text:span text:style-name="T10">максимальное</text:span> значение в столбце <text:span text:style-name="T9">u2</text:span></text:p>
          </table:table-cell>
          <table:table-cell table:style-name="Таблица1.B2" office:value-type="string">
            <text:p text:style-name="P4">Select <text:span text:style-name="T6">MAX</text:span>(u2) from u;</text:p>
          </table:table-cell>
        </table:table-row>
        <table:table-row>
          <table:table-cell table:style-name="Таблица1.A2" office:value-type="string">
            <text:p text:style-name="P17">Получить <text:span text:style-name="T10">минимальное</text:span> значение в столбце <text:span text:style-name="T9">u2</text:span></text:p>
          </table:table-cell>
          <table:table-cell table:style-name="Таблица1.B2" office:value-type="string">
            <text:p text:style-name="P4">Select <text:span text:style-name="T6">MIN</text:span>(u2) from u;</text:p>
          </table:table-cell>
        </table:table-row>
        <table:table-row>
          <table:table-cell table:style-name="Таблица1.A2" office:value-type="string">
            <text:p text:style-name="Table_20_Contents">Получить количество записей в таблице</text:p>
          </table:table-cell>
          <table:table-cell table:style-name="Таблица1.B2" office:value-type="string">
            <text:p text:style-name="P4">Select <text:span text:style-name="T6">COUNT(*)</text:span> from u;</text:p>
          </table:table-cell>
        </table:table-row>
        <table:table-row>
          <table:table-cell table:style-name="Таблица1.A2" office:value-type="string">
            <text:p text:style-name="Table_20_Contents">Даны две таблицы <text:span text:style-name="T9">u</text:span><text:span text:style-name="T8"> </text:span><text:span text:style-name="T1">и </text:span><text:span text:style-name="T9">p</text:span></text:p>
            <text:p text:style-name="P8">У них одинаковые <text:span text:style-name="T10">типы</text:span> столбцов</text:p>
            <text:p text:style-name="P8"/>
            <text:p text:style-name="P8">Объединить две таблицы в одну и убрать повторяющиеся записи</text:p>
          </table:table-cell>
          <table:table-cell table:style-name="Таблица1.B2" office:value-type="string">
            <text:p text:style-name="P4">Select * from u <text:span text:style-name="T6">UNION</text:span> Select * from p;</text:p>
          </table:table-cell>
        </table:table-row>
        <table:table-row>
          <table:table-cell table:style-name="Таблица1.A2" office:value-type="string">
            <text:p text:style-name="P17">Даны две таблицы <text:span text:style-name="T9">tab_1</text:span><text:span text:style-name="T8"> </text:span>и <text:span text:style-name="T9">tab_2</text:span></text:p>
            <text:p text:style-name="P17">У них одинаковые <text:span text:style-name="T10">типы и названия</text:span> столбцов</text:p>
            <text:p text:style-name="P17"/>
            <text:p text:style-name="P17">Получить записи, содержащиеся в обеих таблицах</text:p>
          </table:table-cell>
          <table:table-cell table:style-name="Таблица1.B2" office:value-type="string">
            <text:p text:style-name="P4">Select * from tab_1 <text:span text:style-name="T6">NATURAL JOIN</text:span> tab_2;</text:p>
          </table:table-cell>
        </table:table-row>
        <table:table-row>
          <table:table-cell table:style-name="Таблица1.B2" table:number-columns-spanned="2" office:value-type="string">
            <text:p text:style-name="P13">Сложные запросы</text:p>
          </table:table-cell>
          <table:covered-table-cell/>
        </table:table-row>
        <table:table-row>
          <table:table-cell table:style-name="Таблица1.A2" office:value-type="string">
            <text:p text:style-name="P8">Даны две таблицы: города и страны</text:p>
            <text:p text:style-name="P8"/>
            <text:p text:style-name="P8">Объединить две таблицы в одну таким образом, чтобы было видно в какой стране находится каждый город</text:p>
          </table:table-cell>
          <table:table-cell table:style-name="Таблица1.B2" office:value-type="string">
            <text:p text:style-name="P4">Select * from cities <text:span text:style-name="T6">JOIN</text:span> countries </text:p>
            <text:p text:style-name="P4"><text:span text:style-name="T6">ON</text:span> (cityCountryNumber = countryId);</text:p>
          </table:table-cell>
        </table:table-row>
        <table:table-row>
          <table:table-cell table:style-name="Таблица1.A2" office:value-type="string">
            <text:p text:style-name="Table_20_Contents">Сделать так, чтобы вывелись только две колонки, а не все</text:p>
          </table:table-cell>
          <table:table-cell table:style-name="Таблица1.B2" office:value-type="string">
            <text:p text:style-name="P4">Select cityName, countryName from</text:p>
            <text:p text:style-name="P4">(</text:p>
            <text:p text:style-name="P4"><text:s text:c="5"/>Select * from cities <text:span text:style-name="T6">JOIN</text:span> countries </text:p>
            <text:p text:style-name="P4"><text:span text:style-name="T6"><text:s text:c="5"/>ON</text:span> (cityCountryNumber = countryId)</text:p>
            <text:p text:style-name="P4">) as bigTable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7">Сделать так, чтобы вывелась только одна колонка, </text:p>
            <text:p text:style-name="P7">в которой были только города США</text:p>
            <text:p text:style-name="Table_20_Contents"/>
            <text:p text:style-name="P4">Select cityName from</text:p>
            <text:p text:style-name="P4">(</text:p>
            <text:p text:style-name="P4"><text:s text:c="5"/>Select cityName, countryName from</text:p>
            <text:p text:style-name="P4"><text:s text:c="5"/>(</text:p>
            <text:p text:style-name="P4"><text:s text:c="11"/>Select * from cities <text:span text:style-name="T6">JOIN</text:span> countries </text:p>
            <text:p text:style-name="P4"><text:span text:style-name="T6"><text:s text:c="11"/>ON</text:span> (cityCountryNumber = countryId) </text:p>
            <text:p text:style-name="P4"><text:s text:c="5"/>) as bigTable </text:p>
            <text:p text:style-name="P4"><text:s text:c="5"/>where <text:s/>countryName = 'USA'</text:p>
            <text:p text:style-name="P4">) as littleTable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Есть таблица <text:span text:style-name="T9">marksList</text:span><text:span text:style-name="T8">. </text:span></text:p>
            <text:p text:style-name="P8">В ней поля: <text:s/><text:span text:style-name="T9">name</text:span><text:span text:style-name="T8"> </text:span>и <text:span text:style-name="T9">mark</text:span></text:p>
            <text:p text:style-name="P8"><text:span text:style-name="T8"/></text:p>
            <text:p text:style-name="P8">Для каждого ученика рассчитать его среднюю оценку</text:p>
          </table:table-cell>
          <table:table-cell table:style-name="Таблица1.B2" office:value-type="string">
            <text:p text:style-name="P4">Select name, <text:span text:style-name="T6">AVG</text:span>(mark) from marksList <text:span text:style-name="T6">GROUP BY</text:span> name;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3-21T16:07:27.75</meta:creation-date>
    <meta:generator>OpenOffice/4.1.1$Win32 OpenOffice.org_project/411m6$Build-9775</meta:generator>
    <dc:date>2017-03-04T00:50:17.76</dc:date>
    <dc:creator>Максим Maxim</dc:creator>
    <meta:editing-duration>PT9H19M27S</meta:editing-duration>
    <meta:editing-cycles>169</meta:editing-cycles>
    <meta:document-statistic meta:table-count="1" meta:image-count="0" meta:object-count="0" meta:page-count="4" meta:paragraph-count="165" meta:word-count="759" meta:character-count="5082"/>
  </office:meta>
</office:document-meta>
</file>